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6.382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6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473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0.002cm solid #ffffff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0.002cm solid #ffffff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/>
      <style:text-properties fo:color="#000000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none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top"/>
    </style:style>
    <style:style style:name="ce15" style:family="table-cell" style:parent-style-name="Default" style:data-style-name="N0">
      <style:table-cell-properties fo:background-color="#ffffff"/>
      <style:text-properties fo:color="#ffff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cklo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Titre</text:p>
          </table:table-cell>
          <table:table-cell table:style-name="ce5" office:value-type="string">
            <text:p>En tant que</text:p>
          </table:table-cell>
          <table:table-cell table:style-name="ce5" office:value-type="string">
            <text:p>Je veux...</text:p>
          </table:table-cell>
          <table:table-cell table:style-name="ce5" office:value-type="string">
            <text:p>...afin de...</text:p>
          </table:table-cell>
          <table:table-cell table:style-name="ce5" office:value-type="string">
            <text:p>Complexité (1 – 10)</text:p>
          </table:table-cell>
          <table:table-cell table:style-name="ce13" office:value-type="string">
            <text:p>Compétences nécessaire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Recommandation d'articles</text:p>
          </table:table-cell>
          <table:table-cell table:style-name="ce6" office:value-type="string">
            <text:p>Utilisateur de l'application</text:p>
          </table:table-cell>
          <table:table-cell table:style-name="ce7" office:value-type="string">
            <text:p>me prendre en photo</text:p>
          </table:table-cell>
          <table:table-cell table:style-name="ce8" office:value-type="string">
            <text:p>recevoir des recommandations d'articles (disponibles chez Fashion-Insta) similaires à ceux que je portes</text:p>
          </table:table-cell>
          <table:table-cell table:style-name="ce11" office:value-type="float" office:value="7">
            <text:p>7</text:p>
          </table:table-cell>
          <table:table-cell table:style-name="ce14" office:value-type="string">
            <text:p>- développement front-end / back-end</text:p>
            <text:p>- data scienc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Retour sur la recommandation</text:p>
          </table:table-cell>
          <table:table-cell table:style-name="ce6" office:value-type="string">
            <text:p>Utilisateur de l'application</text:p>
          </table:table-cell>
          <table:table-cell table:style-name="ce7" office:value-type="string">
            <text:p>noter la pertinence de la recommandation </text:p>
            <text:p>(1 à 5 étoiles)</text:p>
          </table:table-cell>
          <table:table-cell table:style-name="ce7" office:value-type="string">
            <text:p>améliorer les recommandations futures</text:p>
          </table:table-cell>
          <table:table-cell table:style-name="ce11" office:value-type="float" office:value="6">
            <text:p>6</text:p>
          </table:table-cell>
          <table:table-cell table:style-name="ce14" office:value-type="string">
            <text:p>- développement front-end / back-end</text:p>
            <text:p>- data science</text:p>
          </table:table-cell>
          <table:table-cell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" office:value-type="string">
            <text:p>Panier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stocker les recommandations intéressantes</text:p>
          </table:table-cell>
          <table:table-cell table:style-name="ce8" office:value-type="string">
            <text:p>acheter plus tard les recommandations qui me plaisent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3" office:value-type="string">
            <text:p>Sauvegarde des recommandations</text:p>
          </table:table-cell>
          <table:table-cell table:style-name="ce6" office:value-type="string">
            <text:p>Utilisateur de l'application</text:p>
          </table:table-cell>
          <table:table-cell table:style-name="ce9" office:value-type="string">
            <text:p>enregistrer ma tenue détectée</text:p>
          </table:table-cell>
          <table:table-cell table:style-name="ce8" office:value-type="string">
            <text:p>consulter la tenue et les recommandations plus ta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>
            <text:p>Compte client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pouvoir me connecter à mon compte</text:p>
          </table:table-cell>
          <table:table-cell table:style-name="ce7" office:value-type="string">
            <text:p>consulter : - mes données personnelles et bancaires</text:p>
            <text:p><text:s text:c="16"/>- mes tenues enregistrées</text:p>
            <text:p><text:s text:c="16"/>- les recommandations associées aux tenues</text:p>
          </table:table-cell>
          <table:table-cell table:style-name="ce11" office:value-type="float" office:value="5">
            <text:p>5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2" office:value-type="string">
            <text:p>Envoi / suppression des données </text:p>
            <text:p>À la demande de l'utilisateur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demander l'envoi ou et/ou la suppression de toutes</text:p>
            <text:p>Les données personnelles récoltées par l'application</text:p>
          </table:table-cell>
          <table:table-cell table:style-name="ce8" office:value-type="string">
            <text:p>exercer mon droit à la vie privée et de ne pas laisser mes données personnelles sur Interne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style-name="Default" table:number-columns-repeated="3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Default" table:number-columns-repeated="3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5">
          <table:table-cell table:number-columns-repeated="2"/>
          <table:table-cell table:style-name="ce10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 table:number-rows-repeated="1048557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27/09/2023</text:date>, <text:time>12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title/>
    <dc:description/>
    <dc:subject/>
    <meta:initial-creator/>
    <meta:creation-date>2023-03-16T17:05:08Z</meta:creation-date>
    <dc:date>2023-09-27T12:44:24.25</dc:date>
    <meta:editing-duration>PT15H16M52S</meta:editing-duration>
    <meta:editing-cycles>16</meta:editing-cycles>
    <meta:document-statistic meta:table-count="1" meta:cell-count="42" meta:object-count="0"/>
  </office:meta>
</office:document-meta>
</file>